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PullPointFactoryBean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PullPoint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eatePullPoi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PullPointFactoryBea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PullPoi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